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8pt" style:font-name-asian="Consolas" style:font-size-asian="8pt" style:font-name-complex="Consolas" style:font-size-complex="8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36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7" style:family="paragraph" style:parent-style-name="Standard">
      <style:paragraph-properties fo:text-align="justify" style:justify-single-word="false"/>
      <style:text-properties fo:language="pl" fo:country="PL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 style:list-style-name="L3">
      <style:paragraph-properties fo:text-align="justify" style:justify-single-word="false"/>
    </style:style>
    <style:style style:name="P40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41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0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11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2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3" style:family="text">
      <style:text-properties fo:color="#000000" style:font-name="Consolas" style:font-name-asian="Consolas" style:font-name-complex="Consolas"/>
    </style:style>
    <style:style style:name="T1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5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6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7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color="#000000" style:text-underline-style="none" fo:font-weight="normal" style:font-weight-asian="normal" style:font-weight-complex="normal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2a00ff"/>
    </style:style>
    <style:style style:name="T22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3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4" style:family="text">
      <style:text-properties fo:color="#2a00ff" style:font-name="Consolas" style:font-name-asian="Consolas" style:font-name-complex="Consolas"/>
    </style:style>
    <style:style style:name="T25" style:family="text">
      <style:text-properties fo:color="#2a00ff" fo:font-style="italic" style:font-style-asian="italic" style:font-style-complex="italic"/>
    </style:style>
    <style:style style:name="T26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646464"/>
    </style:style>
    <style:style style:name="T30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31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2" style:family="text">
      <style:text-properties fo:color="#646464" style:text-underline-style="none"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7f0055" fo:font-weight="bold" style:font-weight-asian="bold" style:font-weight-complex="bold"/>
    </style:style>
    <style:style style:name="T35" style:family="text">
      <style:text-properties fo:color="#6a3e3e"/>
    </style:style>
    <style:style style:name="T36" style:family="text">
      <style:text-properties fo:color="#6a3e3e" style:text-underline-style="solid" style:text-underline-width="auto" style:text-underline-color="font-color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008080"/>
    </style:style>
    <style:style style:name="T41" style:family="text">
      <style:text-properties fo:color="#008080" style:text-underline-style="none" fo:font-weight="normal" style:font-weight-asian="normal" style:font-weight-complex="normal"/>
    </style:style>
    <style:style style:name="T4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43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44" style:family="text">
      <style:text-properties fo:color="#3f7f7f"/>
    </style:style>
    <style:style style:name="T45" style:family="text">
      <style:text-properties fo:color="#3f7f7f" style:text-underline-style="none" fo:font-weight="normal" style:font-weight-asian="normal" style:font-weight-complex="normal"/>
    </style:style>
    <style:style style:name="T46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47" style:family="text">
      <style:text-properties fo:color="#7f007f"/>
    </style:style>
    <style:style style:name="T48" style:family="text">
      <style:text-properties fo:color="#7f007f" style:text-underline-style="none" fo:font-weight="normal" style:font-weight-asian="normal" style:font-weight-complex="normal"/>
    </style:style>
    <style:style style:name="T49" style:family="text">
      <style:text-properties style:font-name="Consolas" style:font-name-asian="Consolas" style:font-name-complex="Consolas"/>
    </style:style>
    <style:style style:name="T50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183842" text:style-name="L1">
        <text:list-header>
          <text:p text:style-name="P40"/>
        </text:list-header>
      </text:list>
      <text:p text:style-name="P2"/>
      <text:p text:style-name="P2">Narzędzie mapowania </text:p>
      <text:p text:style-name="P2">obiektowo-relacyjnego </text:p>
      <text:p text:style-name="P2"><text:s/>Hiberna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4"/>
      <text:p text:style-name="P4"/>
      <text:p text:style-name="P4"/>
      <text:p text:style-name="P4"><text:tab/>Celem ćwiczeń jest stworzenie prostej aplikacji która będzie obsługiwała aukcje. Wraz z postępem szkolenia będziemy dodawali kolejne elementy do naszej aplikacji takie jak Aspekty, JPA, Transakcje, Bezpieczeństwo</text:p>
      <text:p text:style-name="P4"/>
      <text:p text:style-name="P4">Funkcjonalności:</text:p>
      <text:list xml:id="list35199835" text:style-name="L3">
        <text:list-item>
          <text:p text:style-name="P39">CRUD dla aukcji</text:p>
        </text:list-item>
        <text:list-item>
          <text:p text:style-name="P39">Składanie ofert</text:p>
        </text:list-item>
      </text:list>
      <text:p text:style-name="P38"/>
      <text:p text:style-name="P4"/>
      <text:p text:style-name="P4"/>
      <text:p text:style-name="P4"/>
      <text:p text:style-name="P4"/>
      <text:p text:style-name="P4">Graf aukcj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<text:tab/></text:p>
      <text:p text:style-name="P5">Ćwiczenie spring-core</text:p>
      <text:p text:style-name="P5"/>
      <text:p text:style-name="P12">Poniższe ćwiczenia będziemy wykonywać w obrębie projektu spring-core. W razie problemów można się wspomagać projektem spring-core-solved który zawiera już gotowe rozwiązania</text:p>
      <text:p text:style-name="P5"/>
      <text:p text:style-name="P7"/>
      <text:p text:style-name="P6">1.0:<text:span text:style-name="T33"> Rozpoczynamy od analizy aktualnych zależności maven'a</text:span></text:p>
      <text:p text:style-name="P7"/>
      <text:p text:style-name="Standard"><text:span text:style-name="T37">1.1: </text:span><text:span text:style-name="T38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4">a w pakiecie </text:span><text:s/>pl.vavatech.auction.blc klasę konfiguracji</text:p>
      <text:p text:style-name="Standard"/>
      <text:p text:style-name="Standard"/>
      <text:p text:style-name="P11">@Configuration //informacja dla springa, że to jest klasa konfiguracyjna</text:p>
      <text:p text:style-name="P13"><text:span text:style-name="T34">public</text:span><text:span text:style-name="T2"> </text:span><text:span text:style-name="T34">class</text:span><text:span text:style-name="T2"> BusinessConfig {</text:span></text:p>
      <text:p text:style-name="P13"><text:span text:style-name="T2"><text:tab/></text:span><text:span text:style-name="T29">@Bean</text:span></text:p>
      <text:p text:style-name="P15"><text:tab/>UserService userService() {</text:p>
      <text:p text:style-name="P13"><text:span text:style-name="T2"><text:tab/><text:tab/></text:span><text:span text:style-name="T34">return</text:span><text:span text:style-name="T2"> </text:span><text:span text:style-name="T34">new</text:span><text:span text:style-name="T2"> UserService();</text:span></text:p>
      <text:p text:style-name="P15"><text:tab/>}</text:p>
      <text:p text:style-name="P15">}</text:p>
      <text:p text:style-name="P15"/>
      <text:p text:style-name="P15"/>
      <text:p text:style-name="P15"/>
      <text:p text:style-name="P23">Konfigurację uruchamiamy za pomocą </text:p>
      <text:p text:style-name="P15"/>
      <text:p text:style-name="P13"><text:span text:style-name="T2">ApplicationContext </text:span><text:span text:style-name="T36">context</text:span><text:span text:style-name="T2"> = </text:span><text:span text:style-name="T34">new</text:span><text:span text:style-name="T2"> AnnotationConfigApplicationContext(</text:span></text:p>
      <text:p text:style-name="P13"><text:span text:style-name="T2"><text:tab/><text:tab/><text:tab/><text:tab/>BusinessConfig.</text:span><text:span text:style-name="T34">class</text:span><text:span text:style-name="T2">);</text:span></text:p>
      <text:p text:style-name="P23"/>
      <text:p text:style-name="P23">sprawdzić jakie metody udostępnia obiekt context i pobrać bean'a userService.</text:p>
      <text:p text:style-name="P23"/>
      <text:p text:style-name="P23">Dokumentacja: <text:a xlink:type="simple" xlink:href="http://docs.spring.io/spring/docs/current/spring-framework-reference/htmlsingle/#beans-java-basic-concepts">http://docs.spring.io/spring/docs/current/spring-framework-reference/htmlsingle/#beans-java-basic-concepts</text:a></text:p>
      <text:p text:style-name="P15"/>
      <text:p text:style-name="P1"><text:span text:style-name="T37">1.2:</text:span> <text:span text:style-name="T38">Automatyczne wykrywanie komponentów</text:span></text:p>
      <text:p text:style-name="P26"/>
      <text:p text:style-name="P26"><text:span text:style-name="T1">Zadanie</text:span>: W pakiecie pl.vavatech.auction.blc.service należy utworzyć klasy AuctionServcie, OfferService a w pakiecie pl.vavatech.auction.blc.repo AuctionRepo, OfferRepo.</text:p>
      <text:p text:style-name="P26"/>
      <text:p text:style-name="P26">Klasy serwisów oznaczamy adnotacją @Service a klasy repozytoriów adnotacją @Repository</text:p>
      <text:p text:style-name="P26"/>
      <text:p text:style-name="P26">W klasie <text:s/><text:span text:style-name="T3">BusinessConfig dodajemy adnotacje </text:span><text:span text:style-name="T30">@ComponentScan</text:span><text:span text:style-name="T3">(</text:span><text:span text:style-name="T22">"pl.vavatech.auction.blc"</text:span><text:span text:style-name="T3">) która oznacza, żę spring ma szukać komponentów we wskazanym pakiecie.</text:span></text:p>
      <text:p text:style-name="P15"/>
      <text:p text:style-name="P15">sprawdzić za pomocą obiektu context czy spring wyszukał wszystkie komponenty.</text:p>
      <text:p text:style-name="P15"><text:soft-page-break/></text:p>
      <text:p text:style-name="P23"><text:span text:style-name="T1">Dokumentacja</text:span>: <text:a xlink:type="simple" xlink:href="http://docs.spring.io/spring/docs/current/spring-framework-reference/htmlsingle/#beans-scanning-autodetection">http://docs.spring.io/spring/docs/current/spring-framework-reference/htmlsingle/#beans-scanning-autodetection</text:a></text:p>
      <text:p text:style-name="P15"/>
      <text:p text:style-name="P1"><text:span text:style-name="T37">1.3: </text:span><text:span text:style-name="T38">Poznanie cyklu życia komponentów</text:span></text:p>
      <text:p text:style-name="P26"/>
      <text:p text:style-name="P26"><text:span text:style-name="T1">Zadanie</text:span>: W pakiecie pl.vavatech.auction.blc.model<text:span text:style-name="T3"> znajdują się encje zaimplementować obiekty InMemoryAuctionRepo, InMemoryOfferRepo dodając im metody:</text:span></text:p>
      <text:list xml:id="list35182888" text:style-name="L2">
        <text:list-item>
          <text:p text:style-name="P36">Entity find(Long id)</text:p>
        </text:list-item>
        <text:list-item>
          <text:p text:style-name="P36">List&lt;Entity&gt; findAll()</text:p>
        </text:list-item>
        <text:list-item>
          <text:p text:style-name="P36">void update(entity)</text:p>
        </text:list-item>
        <text:list-item>
          <text:p text:style-name="P36">Long insert(entity)</text:p>
        </text:list-item>
        <text:list-item>
          <text:p text:style-name="P36">void delete(Long id)</text:p>
        </text:list-item>
      </text:list>
      <text:p text:style-name="P9"/>
      <text:p text:style-name="P9">Aktualna implementacja może opierać się o mapę w pamięci. Obiekty InMemory są implementacjami interfejsów AuctionRepo oraz OfferRepo</text:p>
      <text:p text:style-name="P8"/>
      <text:p text:style-name="P8">Za pomocą metod cyklu życia podczas inicjalizacji komponentów InMemory dodać dwie aukcje.</text:p>
      <text:p text:style-name="P8"/>
      <text:p text:style-name="P8"><text:span text:style-name="T1">Dokumentacja</text:span>: <text:a xlink:type="simple" xlink:href="http://docs.spring.io/spring/docs/current/spring-framework-reference/htmlsingle/#beans-java-lifecycle-callbacks">http://docs.spring.io/spring/docs/current/spring-framework-reference/htmlsingle/#beans-java-lifecycle-callbacks</text:a></text:p>
      <text:p text:style-name="P8"/>
      <text:p text:style-name="P1"><text:span text:style-name="T37">1.4:</text:span> <text:span text:style-name="T38">Stworzenie procesora beanów</text:span></text:p>
      <text:p text:style-name="P26"/>
      <text:p text:style-name="P26"><text:span text:style-name="T1">Zadanie</text:span>: W pakiecie pl.vavatech.auction.blc.component<text:span text:style-name="T3"> tworzymy klasę BeanProcessor implementującą BeanPostProcessor. Za pomocą logera wypisać kolejność initializacji komponentów</text:span></text:p>
      <text:p text:style-name="P15"/>
      <text:p text:style-name="P15"><text:span text:style-name="T1">Dokumentacja</text:span>: <text:a xlink:type="simple" xlink:href="http://docs.spring.io/spring/docs/current/spring-framework-reference/htmlsingle/#context-introduction-ctx-vs-beanfactory">http://docs.spring.io/spring/docs/current/spring-framework-reference/htmlsingle/#context-introduction-ctx-vs-beanfactory</text:a></text:p>
      <text:p text:style-name="P15"/>
      <text:p text:style-name="P1"><text:span text:style-name="T37">1.5:</text:span> <text:span text:style-name="T38">Skorzystanie z plików konfiguracyjnych</text:span></text:p>
      <text:p text:style-name="P26"/>
      <text:p text:style-name="P26"><text:span text:style-name="T4">Zadanie</text:span><text:span text:style-name="T3">: W resources tworzymy plik application.properties a w nim klucz maxShippingPrice=</text:span><text:span text:style-name="T22">1000</text:span><text:span text:style-name="T3">. Wartość klucza należy pobrać w serwisie AuctionService za pomocą adnotacji @Value. </text:span></text:p>
      <text:p text:style-name="P26"><text:span text:style-name="T3">Aby plik został wczytany należy skorzystać </text:span></text:p>
      <text:p text:style-name="P26"><text:span text:style-name="T30">@PropertySource</text:span><text:span text:style-name="T3">(value = { </text:span><text:span text:style-name="T22">"classpath:application.properties"</text:span><text:span text:style-name="T3"> }) w klasie konfiguracji oraz zdefiniować </text:span></text:p>
      <text:p text:style-name="P26"><text:span text:style-name="T3"/></text:p>
      <text:p text:style-name="P27"><text:span text:style-name="T2"><text:tab/></text:span>@Bean</text:p>
      <text:p text:style-name="P14"><text:span text:style-name="T2"><text:tab/></text:span><text:span text:style-name="T34">public</text:span><text:span text:style-name="T2"> </text:span><text:span text:style-name="T34">static</text:span><text:span text:style-name="T2"> PropertySourcesPlaceholderConfigurer </text:span><text:span text:style-name="T18">propertySourcesPlaceholderConfigurer</text:span><text:span text:style-name="T2">() {</text:span></text:p>
      <text:p text:style-name="P14"><text:span text:style-name="T2"><text:tab/><text:tab/></text:span><text:span text:style-name="T34">return</text:span><text:span text:style-name="T2"> </text:span><text:span text:style-name="T34">new</text:span><text:span text:style-name="T2"> PropertySourcesPlaceholderConfigurer();</text:span></text:p>
      <text:p text:style-name="P20"><text:tab/>}</text:p>
      <text:p text:style-name="P15"/>
      <text:p text:style-name="P15"><text:span text:style-name="T1">Dokumentacja</text:span>: <text:a xlink:type="simple" xlink:href="http://docs.spring.io/spring/docs/current/spring-framework-reference/htmlsingle/#__propertysource">http://docs.spring.io/spring/docs/current/spring-framework-reference/htmlsingle/#__propertysource</text:a></text:p>
      <text:p text:style-name="P15"/>
      <text:p text:style-name="P1"><text:span text:style-name="T37">1.6: </text:span><text:span text:style-name="T38">Wstrzykiwanie zależności</text:span></text:p>
      <text:p text:style-name="P26"/>
      <text:p text:style-name="P26"><text:span text:style-name="T4">Zadanie</text:span><text:span text:style-name="T3">: Do komponentów AuctionService oraz OfferService wstrzyknąć odpowiadające im repozytoria. Wypróbować wszystkie możliwość wstrzyknięć konstruktor, seter, field.</text:span></text:p>
      <text:p text:style-name="P15"/>
      <text:p text:style-name="P26"><text:span text:style-name="T4">Dokumentacja</text:span><text:span text:style-name="T3">:</text:span><text:a xlink:type="simple" xlink:href="http://docs.spring.io/spring/docs/current/spring-framework-reference/htmlsingle/#beans-autowired-annotation">http://docs.spring.io/spring/docs/current/spring-framework-reference/htmlsingle/#beans-autowired-annotation</text:a></text:p>
      <text:p text:style-name="P15"/>
      <text:p text:style-name="P15"/>
      <text:p text:style-name="P30"><text:soft-page-break/><text:span text:style-name="T12">1.7:</text:span><text:span text:style-name="T15"> </text:span><text:span text:style-name="T16">Skorzystanie ze wstrzykniętego obiektu</text:span></text:p>
      <text:p text:style-name="P24"/>
      <text:p text:style-name="P26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6232204" text:continue-numbering="true" text:style-name="L2">
        <text:list-item>
          <text:p text:style-name="P36">Entity find(Long id)</text:p>
        </text:list-item>
        <text:list-item>
          <text:p text:style-name="P36">List&lt;Entity&gt; findAll()</text:p>
        </text:list-item>
        <text:list-item>
          <text:p text:style-name="P36">void update(entity)</text:p>
        </text:list-item>
        <text:list-item>
          <text:p text:style-name="P36">Long insert(entity)</text:p>
        </text:list-item>
        <text:list-item>
          <text:p text:style-name="P36">void delete(Long id)</text:p>
          <text:p text:style-name="P41"/>
        </text:list-item>
      </text:list>
      <text:p text:style-name="P15"/>
      <text:p text:style-name="P1"><text:span text:style-name="T37">1.8: </text:span><text:span text:style-name="T39">Backdoor za pomocą SpringEL</text:span></text:p>
      <text:p text:style-name="P26"/>
      <text:p text:style-name="P30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16"/>
      <text:p text:style-name="P16"/>
      <text:p text:style-name="P25"/>
      <text:list xml:id="list36225817" text:continue-numbering="true" text:style-name="L2">
        <text:list-header>
          <text:p text:style-name="P41">Dokumentacja: <text:a xlink:type="simple" xlink:href="http://docs.spring.io/spring/docs/current/spring-framework-reference/htmlsingle/#expressions">http://docs.spring.io/spring/docs/current/spring-framework-reference/htmlsingle/#expressions</text:a></text:p>
          <text:p text:style-name="P41"/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5">Ćwiczenie spring-mvc</text:p>
      <text:p text:style-name="P5"/>
      <text:p text:style-name="P19">Poniższe ćwiczenia będziemy wykonywać w obrębie projektu spring-mvc. W razie problemów można się wspomagać projektem spring-mvc-solved który zawiera już gotowe rozwiązania</text:p>
      <text:p text:style-name="P15"/>
      <text:p text:style-name="P15"/>
      <text:p text:style-name="P21">1.0: <text:span text:style-name="T33">Przeanalizować aktualne zależności maven'a</text:span></text:p>
      <text:p text:style-name="P22"/>
      <text:p text:style-name="P26"><text:span text:style-name="T11">1.1:</text:span><text:span text:style-name="T17"> </text:span><text:span text:style-name="T10">Przeanalizować konfigurację Spring MVC w oparciu o javaConfig klasy </text:span><text:span text:style-name="T8">AppInitializer</text:span><text:span text:style-name="T10"> oraz </text:span><text:span text:style-name="T6">AppConfig. Dodać projekt do tomcata</text:span></text:p>
      <text:p text:style-name="P24"/>
      <text:p text:style-name="P1"><text:span text:style-name="T37">1.2: </text:span><text:span text:style-name="T39">Dodanie pierwszego kontrolera</text:span></text:p>
      <text:p text:style-name="P26"/>
      <text:p text:style-name="P26"><text:span text:style-name="T5">Zadanie</text:span><text:span text:style-name="T6">: W pakiecie pl.vavatech.auction.www.controller stworzyć kontroler</text:span><text:span text:style-name="T6"> </text:span><text:span text:style-name="T8">HelloWorldController</text:span><text:span text:style-name="T6"> który pokaże przygotowany widok helloWorld.jsp z atrybutem message</text:span></text:p>
      <text:p text:style-name="P17"/>
      <text:p text:style-name="P17">Dokumentacja: <text:a xlink:type="simple" xlink:href="http://docs.spring.io/spring/docs/current/spring-framework-reference/htmlsingle/#mvc-controller">http://docs.spring.io/spring/docs/current/spring-framework-reference/htmlsingle/#mvc-controller</text:a></text:p>
      <text:p text:style-name="P17"/>
      <text:p text:style-name="P17"/>
      <text:p text:style-name="P1"><text:span text:style-name="T37">1.3: </text:span><text:span text:style-name="T39">Odczytanie parametrów ze ścieżki oraz rządania</text:span></text:p>
      <text:p text:style-name="P26"/>
      <text:p text:style-name="P26"><text:span text:style-name="T5">Zadanie</text:span><text:span text:style-name="T6">: W kontrolerze HelloWorldController dodać mapowanie aby obsługiwał linki </text:span><text:soft-page-break/><text:span text:style-name="T6">typu /helloWorld/month/type gdzie month będzie od 1-12 a type to dowolny String.</text:span></text:p>
      <text:p text:style-name="P26"><text:span text:style-name="T6"/></text:p>
      <text:p text:style-name="P17">Otrzymane wartości wyświetlić w helloWorld.jsp. Dodatkowo w kontrolerze odebrać parametry żądania ?page=1&amp;pageSize=20 i również wyświetlić na stronie.</text:p>
      <text:p text:style-name="P24"/>
      <text:p text:style-name="P17">Dokumentacja: <text:a xlink:type="simple" xlink:href="http://docs.spring.io/spring/docs/current/spring-framework-reference/htmlsingle/#mvc-ann-methods">http://docs.spring.io/spring/docs/current/spring-framework-reference/htmlsingle/#mvc-ann-methods</text:a></text:p>
      <text:p text:style-name="P17"/>
      <text:p text:style-name="P24"/>
      <text:p text:style-name="P1"><text:span text:style-name="T37">1.3: </text:span><text:span text:style-name="T39">Odczytanie danych formularza przesłanych przez Postman</text:span></text:p>
      <text:p text:style-name="P26"/>
      <text:p text:style-name="P26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jące title oraz description.</text:span></text:p>
      <text:p text:style-name="P17"/>
      <text:p text:style-name="P1"><text:span text:style-name="T37">1.3: </text:span><text:span text:style-name="T39">Validacja otrzymanych danych</text:span></text:p>
      <text:p text:style-name="P26"/>
      <text:p text:style-name="P26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17"/>
      <text:p text:style-name="P17">Dodać parametr metody BindingResult który zawiera błędy walidacyjne. Jeżeli obiekt BindingResult będzie zawierał błędy to wyrzucić wyjątek np. IllegalArgumentException</text:p>
      <text:p text:style-name="P17"/>
      <text:p text:style-name="P17">Dokumentacja: <text:a xlink:type="simple" xlink:href="http://docs.spring.io/spring/docs/current/spring-framework-reference/htmlsingle/#validation">http://docs.spring.io/spring/docs/current/spring-framework-reference/htmlsingle/#validation</text:a></text:p>
      <text:p text:style-name="P17"/>
      <text:p text:style-name="P17"/>
      <text:p text:style-name="P1"><text:span text:style-name="T37">1.4: </text:span><text:span text:style-name="T39">Interceptor logujący czas obsługi żadania</text:span></text:p>
      <text:p text:style-name="P26"/>
      <text:p text:style-name="P26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17"/>
      <text:p text:style-name="P15"><text:span text:style-name="T50">Interceptor zarejestrować w AppConfig metoda </text:span><text:span text:style-name="T49">addInterceptors</text:span></text:p>
      <text:p text:style-name="P17"/>
      <text:p text:style-name="P1"><text:span text:style-name="T37">1.5: </text:span><text:span text:style-name="T39">Obsługa błędów</text:span></text:p>
      <text:p text:style-name="P26"/>
      <text:p text:style-name="P26"><text:span text:style-name="T5">Zadanie</text:span><text:span text:style-name="T6">: </text:span><text:span text:style-name="T6">W kontrolerze HelloWorld dodać obsługę wyjątków za pomocą @ExceptionHandlera</text:span></text:p>
      <text:p text:style-name="P17">która przekieruje na stronę 'cmm/error'</text:p>
      <text:p text:style-name="P17"/>
      <text:p text:style-name="P1"><text:span text:style-name="T37">1.6:</text:span><text:span text:style-name="T39"> Globalna obsługa błędów</text:span></text:p>
      <text:p text:style-name="P26"/>
      <text:p text:style-name="P26"><text:span text:style-name="T5">Zadanie</text:span><text:span text:style-name="T6">: W kontrolerze HelloWorld usuwamy obsługę błędów i dodajemy SimpleMappingExceptionResolver który w sytuacji wystąpienia błędu w dowolnym kontrolerze przekieruje na stronę 'cmm/error'. </text:span></text:p>
      <text:p text:style-name="P17"/>
      <text:p text:style-name="P1"><text:span text:style-name="T37">1.7:</text:span><text:span text:style-name="T39"> Pokazanie wszystkich aukcji w systemie</text:span></text:p>
      <text:p text:style-name="P26"/>
      <text:p text:style-name="P26"><text:span text:style-name="T5">Zadanie</text:span><text:span text:style-name="T6">: W pakiecie pl.vavatech.auction.</text:span><text:a xlink:type="simple" xlink:href="http://www.controller.auction/">www.controller.auction</text:a><text:span text:style-name="T6"> znalduje się AuctionController który ma obsługiwać /auctions gdzie w wyniku zostanie pokazany widok auciton/list wraz ze wszystkimi aukcjami w systemie pobranymi za pomocą serwisu AuctionService</text:span></text:p>
      <text:p text:style-name="P17"/>
      <text:p text:style-name="P17">W pliku auciton/list.jsp należy dodać kolumnę „Tytuł”</text:p>
      <text:p text:style-name="P17"/>
      <text:p text:style-name="P1"><text:soft-page-break/><text:span text:style-name="T37">1.8:</text:span><text:span text:style-name="T39"> Pokazanie szczegółów wybranej aukcji</text:span></text:p>
      <text:p text:style-name="P26"/>
      <text:p text:style-name="P26"><text:span text:style-name="T5">Zadanie</text:span><text:span text:style-name="T6">: </text:span><text:span text:style-name="T6">W AuctionController dodać obsługę /auctions/</text:span><text:span text:style-name="T23">idAukcji/show gdzie kontroler pobierze szczegóły wybranej aukcji i pokaż widok auction/show</text:span></text:p>
      <text:p text:style-name="P17"/>
      <text:p text:style-name="P17">W pliku auciton/show.jsp należy pokazać wszystkie dostępne kolumny.</text:p>
      <text:p text:style-name="P17"/>
      <text:p text:style-name="P17">Dodać obsługę przejścia do szczegółów aukcji z poziomu list aukcji</text:p>
      <text:p text:style-name="P10"/>
      <text:p text:style-name="P10"/>
      <text:p text:style-name="P1"><text:span text:style-name="T37">1.9:</text:span><text:span text:style-name="T39"> Obsługa edycji</text:span></text:p>
      <text:p text:style-name="P26"/>
      <text:p text:style-name="P26"><text:span text:style-name="T5">Zadanie</text:span><text:span text:style-name="T6">: W AuctionController </text:span><text:span text:style-name="T23">znajduje się obsługa auctions/id/</text:span><text:span text:style-name="T6">edit</text:span><text:span text:style-name="T23"> oraz auctions/save</text:span><text:span text:style-name="T6">. Przeanalizować zasadę działania obsługi formularza. Jak wchodzi w tryb edycji oraz co się dzieje po zapisz</text:span></text:p>
      <text:p text:style-name="P17"/>
      <text:p text:style-name="P17"/>
      <text:p text:style-name="P10"/>
      <text:p text:style-name="P1"><text:span text:style-name="T37">1.10:</text:span><text:span text:style-name="T39"> Obsługa usuwania</text:span></text:p>
      <text:p text:style-name="P26"/>
      <text:p text:style-name="P26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17"/>
      <text:p text:style-name="P1"><text:span text:style-name="T37">1.11:</text:span><text:span text:style-name="T39"> Walidator dla aukcji</text:span></text:p>
      <text:p text:style-name="P26"/>
      <text:p text:style-name="P26"><text:span text:style-name="T5">Zadanie</text:span><text:span text:style-name="T6">: Napisać i wykorzystać walidator dla aukcji który sprawdzi czy data ważności aukcji nie jest przeszła. </text:span></text:p>
      <text:p text:style-name="P26"><text:span text:style-name="T6">Dodatkowo skonfigurować walidator JSR 303 i dodać wymagalność pól w klasie aukcji. Dodatkowo dla pola title zdefiniować maksymalną ilość znaków na 20</text:span></text:p>
      <text:p text:style-name="P17"/>
      <text:p text:style-name="P1"><text:span text:style-name="T37">1.11:</text:span><text:span text:style-name="T39"> Formater </text:span></text:p>
      <text:p text:style-name="P26"/>
      <text:p text:style-name="P26"><text:span text:style-name="T5">Zadanie</text:span><text:span text:style-name="T6">: </text:span><text:span text:style-name="T6">Napisać formater (AnnotationFormatterFactory) który dla stworzonej adnotacji CurrencyFormat będzie dodawał PLN do wartości liczbowych. Skorzystać w klasie Auction w polu </text:span><text:span text:style-name="T27">shippingPrice</text:span></text:p>
      <text:p text:style-name="P17"/>
      <text:p text:style-name="P1"><text:span text:style-name="T37">1.12:</text:span><text:span text:style-name="T39"> Kontrolery REST </text:span></text:p>
      <text:p text:style-name="P26"/>
      <text:p text:style-name="P26"><text:span text:style-name="T5">Zadanie</text:span><text:span text:style-name="T6">: Stworzyć kontroler AuctionRestController (@RestController) który umożliwia operacje CRUD /rest/</text:span><text:span text:style-name="T23">auctions</text:span><text:span text:style-name="T6">. </text:span></text:p>
      <text:p text:style-name="P17"/>
      <text:p text:style-name="P17">Należy rozpocząć od operacji findAll i sprawdzić jak wygląda list aukcji w postaci JSON.</text:p>
      <text:p text:style-name="P17"/>
      <text:p text:style-name="P17">Podczas implementacji POST'a skorzystać z adnotacji @RequestBody dla parametru metody Auction aby spring wiedział, że cały request JSON powinien mapować na ten właśnie obiekt</text:p>
      <text:p text:style-name="P17"/>
      <text:p text:style-name="P17">Dokumentacja:<text:a xlink:type="simple" xlink:href="http://docs.spring.io/spring/docs/current/spring-framework-reference/htmlsingle/#mvc-ann-restcontroller">http://docs.spring.io/spring/docs/current/spring-framework-reference/htmlsingle/#mvc-ann-restcontroller</text:a></text:p>
      <text:p text:style-name="P17"/>
      <text:p text:style-name="P17"/>
      <text:p text:style-name="P1"><text:span text:style-name="T37">1.13:</text:span><text:span text:style-name="T39"> Kontrolery REST – obsługa błędów</text:span></text:p>
      <text:p text:style-name="P26"/>
      <text:p text:style-name="P26"><text:span text:style-name="T5">Zadanie</text:span><text:span text:style-name="T6">: Sprawdzić co się stanie jeśli do naszego controlera REST wyślemy niepoprawne dane skorzystać z adnotacji @Valid.</text:span></text:p>
      <text:p text:style-name="P17"/>
      <text:p text:style-name="P17"><text:soft-page-break/></text:p>
      <text:p text:style-name="P17"/>
      <text:p text:style-name="P1"><text:span text:style-name="T37">1.14:</text:span><text:span text:style-name="T39"> Kontrolery REST – struktury danych</text:span></text:p>
      <text:p text:style-name="P26"/>
      <text:p text:style-name="P26"><text:span text:style-name="T5">Zadanie</text:span><text:span text:style-name="T6">: Stworzyć kontroler OfferRestController który umożliwi składanie ofert do trwających aukcji. Zastanowić się jaka powinna być struktura obiektu który będzie za to odpowiadał.</text:span></text:p>
      <text:p text:style-name="P17"/>
      <text:p text:style-name="P17">Dodać regułę walidacyjną która stwierdzi czy proponowana oferta nie jest niższa od aktualnej.</text:p>
      <text:p text:style-name="P17"/>
      <text:p text:style-name="P17"/>
      <text:p text:style-name="P1"><text:span text:style-name="T37">1.14:</text:span><text:span text:style-name="T39"> Integracja ze Swagger - opcjonalne</text:span></text:p>
      <text:p text:style-name="P26"/>
      <text:p text:style-name="P26">Zależności:</text:p>
      <text:p text:style-name="P26"/>
      <text:p text:style-name="P13"><text:span text:style-name="T2"><text:tab/></text:span><text:span text:style-name="T40">&lt;</text:span><text:span text:style-name="T44">dependency</text:span><text:span text:style-name="T40">&gt;</text:span></text:p>
      <text:p text:style-name="P13"><text:span text:style-name="T2"><text:tab/><text:tab/></text:span><text:span text:style-name="T40">&lt;</text:span><text:span text:style-name="T44">groupId</text:span><text:span text:style-name="T40">&gt;</text:span><text:span text:style-name="T2">io.springfox</text:span><text:span text:style-name="T40">&lt;/</text:span><text:span text:style-name="T44">groupId</text:span><text:span text:style-name="T40">&gt;</text:span></text:p>
      <text:p text:style-name="P13"><text:span text:style-name="T2"><text:tab/><text:tab/></text:span><text:span text:style-name="T40">&lt;</text:span><text:span text:style-name="T44">artifactId</text:span><text:span text:style-name="T40">&gt;</text:span><text:span text:style-name="T18">springfox</text:span><text:span text:style-name="T2">-swagger2</text:span><text:span text:style-name="T40">&lt;/</text:span><text:span text:style-name="T44">artifactId</text:span><text:span text:style-name="T40">&gt;</text:span></text:p>
      <text:p text:style-name="P13"><text:span text:style-name="T2"><text:tab/><text:tab/></text:span><text:span text:style-name="T40">&lt;</text:span><text:span text:style-name="T44">version</text:span><text:span text:style-name="T40">&gt;</text:span><text:span text:style-name="T2">2.5.0</text:span><text:span text:style-name="T40">&lt;/</text:span><text:span text:style-name="T44">version</text:span><text:span text:style-name="T40">&gt;</text:span></text:p>
      <text:p text:style-name="P13"><text:span text:style-name="T2"><text:tab/></text:span><text:span text:style-name="T40">&lt;/</text:span><text:span text:style-name="T44">dependency</text:span><text:span text:style-name="T40">&gt;</text:span></text:p>
      <text:p text:style-name="P13"><text:span text:style-name="T2"><text:tab/></text:span><text:span text:style-name="T40">&lt;</text:span><text:span text:style-name="T44">dependency</text:span><text:span text:style-name="T40">&gt;</text:span></text:p>
      <text:p text:style-name="P13"><text:span text:style-name="T2"><text:tab/><text:tab/></text:span><text:span text:style-name="T40">&lt;</text:span><text:span text:style-name="T44">groupId</text:span><text:span text:style-name="T40">&gt;</text:span><text:span text:style-name="T2">io.springfox</text:span><text:span text:style-name="T40">&lt;/</text:span><text:span text:style-name="T44">groupId</text:span><text:span text:style-name="T40">&gt;</text:span></text:p>
      <text:p text:style-name="P13"><text:span text:style-name="T2"><text:tab/><text:tab/></text:span><text:span text:style-name="T40">&lt;</text:span><text:span text:style-name="T44">artifactId</text:span><text:span text:style-name="T40">&gt;</text:span><text:span text:style-name="T18">springfox</text:span><text:span text:style-name="T2">-swagger-</text:span><text:span text:style-name="T18">ui</text:span><text:span text:style-name="T40">&lt;/</text:span><text:span text:style-name="T44">artifactId</text:span><text:span text:style-name="T40">&gt;</text:span></text:p>
      <text:p text:style-name="P13"><text:span text:style-name="T2"><text:tab/><text:tab/></text:span><text:span text:style-name="T40">&lt;</text:span><text:span text:style-name="T44">version</text:span><text:span text:style-name="T40">&gt;</text:span><text:span text:style-name="T2">2.5.0</text:span><text:span text:style-name="T40">&lt;/</text:span><text:span text:style-name="T44">version</text:span><text:span text:style-name="T40">&gt;</text:span></text:p>
      <text:p text:style-name="P26"><text:span text:style-name="T3"><text:tab/></text:span><text:span text:style-name="T42">&lt;/</text:span><text:span text:style-name="T46">dependency</text:span><text:span text:style-name="T42">&gt;</text:span></text:p>
      <text:p text:style-name="P32"/>
      <text:p text:style-name="P32">Mapowanie:</text:p>
      <text:p text:style-name="P32"/>
      <text:p text:style-name="P14"><text:span text:style-name="T35">registry</text:span><text:span text:style-name="T2">.addResourceHandler(</text:span><text:span text:style-name="T21">"swagger-ui.html"</text:span><text:span text:style-name="T2">).addResourceLocations(</text:span></text:p>
      <text:p text:style-name="P14"><text:span text:style-name="T2"><text:tab/><text:tab/><text:tab/><text:tab/></text:span><text:span text:style-name="T21">"classpath:/META-INF/resources/"</text:span><text:span text:style-name="T2">);</text:span></text:p>
      <text:p text:style-name="P14"><text:span text:style-name="T2"><text:tab/><text:tab/></text:span><text:span text:style-name="T35">registry</text:span><text:span text:style-name="T2">.addResourceHandler(</text:span><text:span text:style-name="T21">"/webjars/**"</text:span><text:span text:style-name="T2">).addResourceLocations(</text:span></text:p>
      <text:p text:style-name="P35"><text:span text:style-name="T13"><text:tab/><text:tab/><text:tab/><text:tab/></text:span><text:span text:style-name="T24">"classpath:/META-INF/resources/webjars/"</text:span><text:span text:style-name="T13">);</text:span></text:p>
      <text:p text:style-name="P32"/>
      <text:p text:style-name="P32">Konfiguracja:</text:p>
      <text:p text:style-name="P32"/>
      <text:p text:style-name="P27">@Configuration</text:p>
      <text:p text:style-name="P27">@EnableSwagger2</text:p>
      <text:p text:style-name="P14"><text:span text:style-name="T34">public</text:span><text:span text:style-name="T2"> </text:span><text:span text:style-name="T34">class</text:span><text:span text:style-name="T2"> SwaggerConfig {</text:span></text:p>
      <text:p text:style-name="P20"/>
      <text:p text:style-name="P14"><text:span text:style-name="T2"><text:tab/></text:span><text:span text:style-name="T29">@Bean</text:span></text:p>
      <text:p text:style-name="P14"><text:span text:style-name="T2"><text:tab/></text:span><text:span text:style-name="T34">public</text:span><text:span text:style-name="T2"> Docket api() {</text:span></text:p>
      <text:p text:style-name="P14"><text:span text:style-name="T2"><text:tab/><text:tab/>Predicate&lt;RequestHandler&gt; </text:span><text:span text:style-name="T35">handlersToInclude</text:span><text:span text:style-name="T2"> = RequestHandlerSelectors.</text:span><text:span text:style-name="T20">any</text:span><text:span text:style-name="T2">();</text:span></text:p>
      <text:p text:style-name="P14"><text:span text:style-name="T2"><text:tab/><text:tab/>Predicate&lt;String&gt; </text:span><text:span text:style-name="T35">pathToInclude</text:span><text:span text:style-name="T2"> = PathSelectors.</text:span><text:span text:style-name="T20">regex</text:span><text:span text:style-name="T2">(</text:span><text:span text:style-name="T21">"/rest/.*"</text:span><text:span text:style-name="T2">);</text:span></text:p>
      <text:p text:style-name="P14"/>
      <text:p text:style-name="P14"><text:span text:style-name="T2"><text:tab/><text:tab/></text:span><text:span text:style-name="T34">return</text:span><text:span text:style-name="T2"> </text:span><text:span text:style-name="T34">new</text:span><text:span text:style-name="T2"> Docket(DocumentationType.</text:span><text:span text:style-name="T28">SWAGGER_2</text:span><text:span text:style-name="T2">).select().apis(</text:span><text:span text:style-name="T35">handlersToInclude</text:span><text:span text:style-name="T2">)</text:span></text:p>
      <text:p text:style-name="P14"><text:span text:style-name="T2"><text:tab/><text:tab/><text:tab/><text:tab/>.paths(</text:span><text:span text:style-name="T35">pathToInclude</text:span><text:span text:style-name="T2">).build();</text:span></text:p>
      <text:p text:style-name="P20"><text:tab/>}</text:p>
      <text:p text:style-name="P14"/>
      <text:p text:style-name="P20">}</text:p>
      <text:p text:style-name="P34"/>
      <text:p text:style-name="P17"/>
      <text:p text:style-name="P17"><text:a xlink:type="simple" xlink:href="http://localhost:8080/auction-ajt-solved/swagger-ui.html">http://localhost:8080/auction-ajt-solved/swagger-ui.html</text:a></text:p>
      <text:p text:style-name="P17"/>
      <text:p text:style-name="P5">Ćwiczenie spring-ajt (AOP + JPA +TX)</text:p>
      <text:p text:style-name="P12"/>
      <text:p text:style-name="P18">Poniższe ćwiczenia będziemy wykonywać w obrębie projektu spring-ajt. W razie problemów można się wspomagać projektem spring-ajt-solved który zawiera już gotowe rozwiązania</text:p>
      <text:p text:style-name="P18"/>
      <text:p text:style-name="P18"/>
      <text:p text:style-name="P18"/>
      <text:p text:style-name="P1"><text:span text:style-name="T37">1.1:</text:span><text:span text:style-name="T39"> AOP</text:span></text:p>
      <text:p text:style-name="P26"><text:soft-page-break/></text:p>
      <text:p text:style-name="P26"><text:span text:style-name="T5">Zadanie</text:span><text:span text:style-name="T6">: W pakiecie pl.vavatech.auction.blc.aop dodać adnotację @Trace, którą medziemy umieszczać na metodach serwisu które będziemy chcieli obserwować pod kontem wydajności.</text:span></text:p>
      <text:p text:style-name="P17">Dodać odpowiedni AspectJ która wypisze na konsole czas potrzebny na wykonanie zadania.</text:p>
      <text:p text:style-name="P17"/>
      <text:p text:style-name="P31"><text:a xlink:type="simple" xlink:href="https://blog.espenberntsen.net/2010/03/20/aspectj-cheat-sheet/"><text:span text:style-name="T7">https://blog.espenberntsen.net/2010/03/20/aspectj-cheat-sheet/</text:span></text:a></text:p>
      <text:p text:style-name="P31"><text:span text:style-name="T7">Dokumentacja: </text:span><text:a xlink:type="simple" xlink:href="http://docs.spring.io/spring/docs/current/spring-framework-reference/htmlsingle/#aop-pointcuts-designators">http://docs.spring.io/spring/docs/current/spring-framework-reference/htmlsingle/#aop-pointcuts-designators</text:a></text:p>
      <text:p text:style-name="P18"/>
      <text:p text:style-name="P18"/>
      <text:p text:style-name="P1"><text:span text:style-name="T37">1.2:</text:span><text:span text:style-name="T39"> AOP - parametry</text:span></text:p>
      <text:p text:style-name="P26"/>
      <text:p text:style-name="P26"><text:span text:style-name="T5">Zadanie</text:span><text:span text:style-name="T6">: Do adnotacji @Trace dodajemy parametr mówiący o maksymalnym czasie wykonania metody w razie przekroczenia tego czasu należy zalogować taką informację na poziomie ERROR dodatkowo wypisując parametry metody dla których to wystąpiło.</text:span></text:p>
      <text:p text:style-name="P17"/>
      <text:p text:style-name="P26"><text:span text:style-name="T6">Dokumentacja :</text:span><text:a xlink:type="simple" xlink:href="http://docs.spring.io/spring/docs/current/spring-framework-reference/htmlsingle/#aop">http://docs.spring.io/spring/docs/current/spring-framework-reference/htmlsingle/#aop</text:a></text:p>
      <text:p text:style-name="P17"/>
      <text:p text:style-name="P17"/>
      <text:p text:style-name="P1"><text:span text:style-name="T37">1.3:</text:span><text:span text:style-name="T39"> JPA </text:span></text:p>
      <text:p text:style-name="P26"/>
      <text:p text:style-name="P26"><text:span text:style-name="T5">Zadanie</text:span><text:span text:style-name="T6">: Odkomętować i przeanalizować konfigurację JPA oraz TX w pliku BusinessConfig</text:span></text:p>
      <text:p text:style-name="P17"/>
      <text:p text:style-name="P26"><text:span text:style-name="T6">Stworzyć nowe implementacje dla AuctionRepo oraz OfferRepo które będą zapisywały do bazy danych za pomocą JPA </text:span><text:span text:style-name="T31">@PersistenceContext </text:span><text:span text:style-name="T9">EntityManager</text:span><text:span text:style-name="T31">.</text:span></text:p>
      <text:p text:style-name="P28"/>
      <text:p text:style-name="P28">Dokumentacja: <text:a xlink:type="simple" xlink:href="http://docs.spring.io/spring/docs/current/spring-framework-reference/htmlsingle/#orm-jpa">http://docs.spring.io/spring/docs/current/spring-framework-reference/htmlsingle/#orm-jpa</text:a></text:p>
      <text:p text:style-name="P28"/>
      <text:p text:style-name="P1"><text:span text:style-name="T37">1.4:</text:span><text:span text:style-name="T39"> TX</text:span></text:p>
      <text:p text:style-name="P26"/>
      <text:p text:style-name="P26"><text:span text:style-name="T5">Zadanie</text:span><text:span text:style-name="T6">: Aktualnie dodawanie aukcji oraz ofert nie działa </text:span><text:span text:style-name="T31">bo system informuje o braku transakcji aby to naprawić należy dodać adnotację @Transactional w miejscach w których chcemy aby nasze metody były transakcyjne</text:span></text:p>
      <text:p text:style-name="P28"/>
      <text:p text:style-name="P26"><text:span text:style-name="T31">Dokuemtnacja: </text:span><text:a xlink:type="simple" xlink:href="http://docs.spring.io/spring/docs/current/spring-framework-reference/htmlsingle/#orm-jpa">http://docs.spring.io/spring/docs/current/spring-framework-reference/htmlsingle/#orm-jpa</text:a></text:p>
      <text:p text:style-name="P28"/>
      <text:p text:style-name="P28"/>
      <text:p text:style-name="P5">Ćwiczenie spring-security</text:p>
      <text:p text:style-name="P12"/>
      <text:p text:style-name="P18">Poniższe ćwiczenia będziemy wykonywać w obrębie projektu spring-security. W razie problemów można się wspomagać projektem spring-security-solved który zawiera już gotowe rozwiązania</text:p>
      <text:p text:style-name="P29"/>
      <text:p text:style-name="P18"><text:a xlink:type="simple" xlink:href="http://docs.spring.io/spring-security/site/docs/3.0.x/reference/el-access.html"><text:span text:style-name="T29">http://docs.spring.io/spring-security/site/docs/3.0.x/reference/el-access.html</text:span></text:a></text:p>
      <text:p text:style-name="P29"/>
      <text:p text:style-name="P1"><text:span text:style-name="T37">1.1:</text:span><text:span text:style-name="T39"> Web Security </text:span></text:p>
      <text:p text:style-name="P26"/>
      <text:p text:style-name="P26"><text:span text:style-name="T5">Zadanie</text:span><text:span text:style-name="T6">: W </text:span><text:span text:style-name="T31">apliku spring-security.xml należy zdefiniować reguły bezpieczeństwa </text:span><text:span text:style-name="T31">zabraniające przeglądania aukcji niezalogowanym użytkownikom.</text:span></text:p>
      <text:p text:style-name="P28">Dodatkowo tylko użytkownicy z rolą ADMIN mogą dodawać i usuwać aukcje.</text:p>
      <text:p text:style-name="P28">Wywoływanie webservice'ów jest możliwe tylko dla użytkowników z rolą REST.</text:p>
      <text:p text:style-name="P28"/>
      <text:p text:style-name="P28">W plikach nav.jsp praz list.jsp zostały dodane odpowiednie sekcje ukrywające zawartość w zależności od roli użytkownika</text:p>
      <text:p text:style-name="P28"><text:soft-page-break/></text:p>
      <text:p text:style-name="P13"><text:span text:style-name="T41">&lt;/</text:span><text:span text:style-name="T45">sec:authorize</text:span><text:span text:style-name="T41">&gt;</text:span><text:span text:style-name="T19"> </text:span><text:span text:style-name="T41">&lt;</text:span><text:span text:style-name="T45">sec:authorize</text:span><text:span text:style-name="T32"> </text:span><text:span text:style-name="T48">access</text:span><text:span text:style-name="T19">=</text:span><text:span text:style-name="T26">"hasRole('ADMIN')"</text:span><text:span text:style-name="T41">&gt;</text:span></text:p>
      <text:p text:style-name="P13"><text:span text:style-name="T2"><text:tab/></text:span><text:span text:style-name="T40">&lt;</text:span><text:span text:style-name="T44">a</text:span> <text:span text:style-name="T47">href</text:span><text:span text:style-name="T2">=</text:span><text:span text:style-name="T25">"auctions/</text:span><text:span text:style-name="T2">${auction.id}</text:span><text:span text:style-name="T25">/delete"</text:span><text:span text:style-name="T40">&gt;</text:span></text:p>
      <text:p text:style-name="P13"><text:span text:style-name="T40"><text:tab/>&lt;</text:span><text:span text:style-name="T44">i </text:span><text:span text:style-name="T47">class</text:span><text:span text:style-name="T2">=</text:span><text:span text:style-name="T25">" glyphicon glyphicon-remove-circle"</text:span><text:span text:style-name="T40">&gt;&lt;/</text:span><text:span text:style-name="T44">i</text:span><text:span text:style-name="T40">&gt;&lt;/</text:span><text:span text:style-name="T44">a</text:span><text:span text:style-name="T40">&gt;</text:span></text:p>
      <text:p text:style-name="P26"><text:span text:style-name="T42">&lt;/</text:span><text:span text:style-name="T46">sec:authorize</text:span><text:span text:style-name="T42">&gt;</text:span></text:p>
      <text:p text:style-name="P32"/>
      <text:p text:style-name="P32">Dokuemtnacja :<text:a xlink:type="simple" xlink:href="http://docs.spring.io/spring-security/site/docs/3.2.9.RELEASE/reference/htmlsingle/#ns-minimal">http://docs.spring.io/spring-security/site/docs/3.2.9.RELEASE/reference/htmlsingle/#ns-minimal</text:a></text:p>
      <text:p text:style-name="P32"/>
      <text:p text:style-name="P32"/>
      <text:p text:style-name="P1"><text:span text:style-name="T37">1.2:</text:span><text:span text:style-name="T39"> Method Security </text:span></text:p>
      <text:p text:style-name="P26"/>
      <text:p text:style-name="P26"><text:span text:style-name="T5">Zadanie</text:span><text:span text:style-name="T6">: </text:span><text:span text:style-name="T43">W aplikacji tylko użytkownik z rolą ADMIN może dodać Aukcje jednak jest to tylko i wyłącznie ukrycie linka. Zabezpieczyć metodę serwisu AuctionService tak aby dodać aukcję mógł tylko użytkownik z rolą ADMIN</text:span></text:p>
      <text:p text:style-name="P33"/>
      <text:p text:style-name="P33">Dokumentacja:<text:a xlink:type="simple" xlink:href="http://docs.spring.io/spring-security/site/docs/3.2.9.RELEASE/reference/htmlsingle/#ns-method-security">http://docs.spring.io/spring-security/site/docs/3.2.9.RELEASE/reference/htmlsingle/#ns-method-security</text:a></text:p>
      <text:p text:style-name="P33"/>
      <text:p text:style-name="P1"><text:span text:style-name="T37">1.3:</text:span><text:span text:style-name="T39"> Method Security </text:span></text:p>
      <text:p text:style-name="P26"/>
      <text:p text:style-name="P26"><text:span text:style-name="T5">Zadanie</text:span><text:span text:style-name="T6">: </text:span><text:span text:style-name="T43">Zabezpieczyć AuctionService update tak aby użytkownicy mogli edytować tylko swoje aukcje.</text:span></text:p>
      <text:p text:style-name="P33"/>
      <text:p text:style-name="P33">Na początek musimy tak zmodyfikować serwis od dodawania aby zapisał do pola creeatorUserName login aktualnie zalogowanego użytkownika. Następnie skorzystać z adnotacji @PreAuthorize</text:p>
      <text:p text:style-name="P33"/>
      <text:p text:style-name="P33"/>
      <text:p text:style-name="P33"/>
      <text:p text:style-name="P33">swagger</text:p>
      <text:p text:style-name="P33"><text:a xlink:type="simple" xlink:href="http://stackoverflow.com/questions/26720090/a-simple-way-to-implement-swagger-in-a-spring-mvc-application">http://stackoverflow.com/questions/26720090/a-simple-way-to-implement-swagger-in-a-spring-mvc-application</text:a></text:p>
      <text:p text:style-name="P33"/>
      <text:p text:style-name="P33">SpringData,</text:p>
      <text:p text:style-name="P33"><text:a xlink:type="simple" xlink:href="https://spring.io/blog/2014/07/15/spel-support-in-spring-data-jpa-query-definitions">https://spring.io/blog/2014/07/15/spel-support-in-spring-data-jpa-query-definitions</text:a></text:p>
      <text:p text:style-name="P33"/>
      <text:p text:style-name="P33">Testy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4T16:05:59.48</dc:date>
    <meta:editing-duration>PT16H43M20S</meta:editing-duration>
    <meta:editing-cycles>54</meta:editing-cycles>
    <meta:generator>OpenOffice.org/3.3$Win32 OpenOffice.org_project/330m20$Build-9567</meta:generator>
    <meta:document-statistic meta:table-count="0" meta:image-count="0" meta:object-count="0" meta:page-count="9" meta:paragraph-count="190" meta:word-count="1423" meta:character-count="14248"/>
  </office:meta>
</office:document-meta>
</file>